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1497" officeooo:paragraph-rsid="00141497"/>
    </style:style>
    <style:style style:name="P2" style:family="paragraph" style:parent-style-name="Standard">
      <style:text-properties officeooo:rsid="0014a9e5" officeooo:paragraph-rsid="0014a9e5"/>
    </style:style>
    <style:style style:name="T1" style:family="text">
      <style:text-properties officeooo:rsid="00150a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a uma vez um menino que vivia em um lugarzinho muito pequeno e isolado, nunca teve sonhos nem pensava em fazer nada, ate que foi morar na capital.</text:p>
      <text:p text:style-name="P2">Viveu muito tempo levando a vida sem muitas preocupações ou ambições, mas a realidade ou o tempo chega para todos, <text:s/><text:span text:style-name="T1">talvez sua ficha tenha caído tarde demai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0:24:59.647475332</meta:creation-date>
    <dc:date>2017-10-02T19:38:21.982196548</dc:date>
    <meta:editing-duration>PT5M44S</meta:editing-duration>
    <meta:editing-cycles>3</meta:editing-cycles>
    <meta:generator>LibreOffice/5.3.1.2$Linux_X86_64 LibreOffice_project/30m0$Build-2</meta:generator>
    <meta:document-statistic meta:table-count="0" meta:image-count="0" meta:object-count="0" meta:page-count="1" meta:paragraph-count="2" meta:word-count="55" meta:character-count="306" meta:non-whitespace-character-count="252"/>
  </office:meta>
</office:document-meta>
</file>